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Fedex 1 duze</text:p>
          </table:table-cell>
          <table:table-cell table:number-columns-repeated="2"/>
          <table:table-cell office:value-type="string" calcext:value-type="string">
            <text:p>Fedex 1 male</text:p>
          </table:table-cell>
          <table:table-cell table:number-columns-repeated="2"/>
          <table:table-cell office:value-type="string" calcext:value-type="string">
            <text:p>Fedex 2</text:p>
          </table:table-cell>
          <table:table-cell table:number-columns-repeated="2"/>
          <table:table-cell office:value-type="string" calcext:value-type="string">
            <text:p>Fedex 3</text:p>
          </table:table-cell>
          <table:table-cell table:number-columns-repeated="2"/>
          <table:table-cell office:value-type="string" calcext:value-type="string">
            <text:p>Fedex 4 duze</text:p>
          </table:table-cell>
          <table:table-cell table:number-columns-repeated="2"/>
          <table:table-cell office:value-type="string" calcext:value-type="string">
            <text:p>Fedex 4 ma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d 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M1</text:p>
          </table:table-cell>
          <table:table-cell office:value-type="float" office:value="0.302992350703854" calcext:value-type="float">
            <text:p>0.302992350703854</text:p>
          </table:table-cell>
          <table:table-cell office:value-type="float" office:value="0.80781106203187" calcext:value-type="float">
            <text:p>0.80781106203187</text:p>
          </table:table-cell>
          <table:table-cell office:value-type="float" office:value="0.476543588698233" calcext:value-type="float">
            <text:p>0.476543588698233</text:p>
          </table:table-cell>
          <table:table-cell office:value-type="float" office:value="0.351839994883575" calcext:value-type="float">
            <text:p>0.351839994883575</text:p>
          </table:table-cell>
          <table:table-cell office:value-type="float" office:value="0.4197487407407" calcext:value-type="float">
            <text:p>0.4197487407407</text:p>
          </table:table-cell>
          <table:table-cell office:value-type="float" office:value="0.285596265036996" calcext:value-type="float">
            <text:p>0.285596265036996</text:p>
          </table:table-cell>
          <table:table-cell office:value-type="float" office:value="0.393349805348365" calcext:value-type="float">
            <text:p>0.393349805348365</text:p>
          </table:table-cell>
          <table:table-cell office:value-type="float" office:value="0.287225571079303" calcext:value-type="float">
            <text:p>0.287225571079303</text:p>
          </table:table-cell>
          <table:table-cell office:value-type="float" office:value="0.240231237686218" calcext:value-type="float">
            <text:p>0.240231237686218</text:p>
          </table:table-cell>
          <table:table-cell office:value-type="float" office:value="0.390472204683028" calcext:value-type="float">
            <text:p>0.390472204683028</text:p>
          </table:table-cell>
          <table:table-cell office:value-type="float" office:value="0.280187462454767" calcext:value-type="float">
            <text:p>0.280187462454767</text:p>
          </table:table-cell>
          <table:table-cell office:value-type="float" office:value="0.235299934662757" calcext:value-type="float">
            <text:p>0.235299934662757</text:p>
          </table:table-cell>
          <table:table-cell office:value-type="float" office:value="0.397902486739797" calcext:value-type="float">
            <text:p>0.397902486739797</text:p>
          </table:table-cell>
          <table:table-cell office:value-type="float" office:value="0.315643481684629" calcext:value-type="float">
            <text:p>0.315643481684629</text:p>
          </table:table-cell>
          <table:table-cell office:value-type="float" office:value="0.252902004238452" calcext:value-type="float">
            <text:p>0.252902004238452</text:p>
          </table:table-cell>
          <table:table-cell office:value-type="float" office:value="0.444111448062869" calcext:value-type="float">
            <text:p>0.444111448062869</text:p>
          </table:table-cell>
          <table:table-cell office:value-type="float" office:value="0.381967229798475" calcext:value-type="float">
            <text:p>0.381967229798475</text:p>
          </table:table-cell>
          <table:table-cell office:value-type="float" office:value="0.230957580478689" calcext:value-type="float">
            <text:p>0.230957580478689</text:p>
          </table:table-cell>
        </table:table-row>
        <table:table-row table:style-name="ro1">
          <table:table-cell office:value-type="string" calcext:value-type="string">
            <text:p>NM2</text:p>
          </table:table-cell>
          <table:table-cell office:value-type="float" office:value="0.0157324971129588" calcext:value-type="float">
            <text:p>0.015732497112959</text:p>
          </table:table-cell>
          <table:table-cell office:value-type="float" office:value="0.596924407877515" calcext:value-type="float">
            <text:p>0.596924407877515</text:p>
          </table:table-cell>
          <table:table-cell office:value-type="float" office:value="0.160396499526276" calcext:value-type="float">
            <text:p>0.160396499526276</text:p>
          </table:table-cell>
          <table:table-cell office:value-type="float" office:value="0.0495827407966501" calcext:value-type="float">
            <text:p>0.04958274079665</text:p>
          </table:table-cell>
          <table:table-cell office:value-type="float" office:value="0.085862457547616" calcext:value-type="float">
            <text:p>0.085862457547616</text:p>
          </table:table-cell>
          <table:table-cell office:value-type="float" office:value="0.000698505683933554" calcext:value-type="float">
            <text:p>0.000698505683934</text:p>
          </table:table-cell>
          <table:table-cell office:value-type="float" office:value="0.0744072422479691" calcext:value-type="float">
            <text:p>0.074407242247969</text:p>
          </table:table-cell>
          <table:table-cell office:value-type="float" office:value="0.0304815526212471" calcext:value-type="float">
            <text:p>0.030481552621247</text:p>
          </table:table-cell>
          <table:table-cell table:style-name="ce1" office:value-type="float" office:value="0.0000347368588815341" calcext:value-type="float">
            <text:p>3.47E-05</text:p>
          </table:table-cell>
          <table:table-cell office:value-type="float" office:value="0.0726156438910901" calcext:value-type="float">
            <text:p>0.07261564389109</text:p>
          </table:table-cell>
          <table:table-cell office:value-type="float" office:value="0.0286827211247034" calcext:value-type="float">
            <text:p>0.028682721124704</text:p>
          </table:table-cell>
          <table:table-cell office:value-type="float" office:value="0.000115503152914618" calcext:value-type="float">
            <text:p>0.000115503152915</text:p>
          </table:table-cell>
          <table:table-cell office:value-type="float" office:value="0.0788521626781434" calcext:value-type="float">
            <text:p>0.078852162678143</text:p>
          </table:table-cell>
          <table:table-cell office:value-type="float" office:value="0.0456648791006546" calcext:value-type="float">
            <text:p>0.045664879100655</text:p>
          </table:table-cell>
          <table:table-cell office:value-type="float" office:value="0.00384346478204215" calcext:value-type="float">
            <text:p>0.003843464782042</text:p>
          </table:table-cell>
          <table:table-cell office:value-type="float" office:value="0.0919313207617753" calcext:value-type="float">
            <text:p>0.091931320761775</text:p>
          </table:table-cell>
          <table:table-cell office:value-type="float" office:value="0.081897792352877" calcext:value-type="float">
            <text:p>0.081897792352877</text:p>
          </table:table-cell>
          <table:table-cell office:value-type="float" office:value="0.0034233923005593" calcext:value-type="float">
            <text:p>0.003423392300559</text:p>
          </table:table-cell>
        </table:table-row>
        <table:table-row table:style-name="ro1">
          <table:table-cell office:value-type="string" calcext:value-type="string">
            <text:p>NM7</text:p>
          </table:table-cell>
          <table:table-cell office:value-type="float" office:value="0.019017966868022" calcext:value-type="float">
            <text:p>0.019017966868022</text:p>
          </table:table-cell>
          <table:table-cell office:value-type="float" office:value="0.0139085760158856" calcext:value-type="float">
            <text:p>0.013908576015886</text:p>
          </table:table-cell>
          <table:table-cell office:value-type="float" office:value="0.0166743231007786" calcext:value-type="float">
            <text:p>0.016674323100779</text:p>
          </table:table-cell>
          <table:table-cell office:value-type="float" office:value="0.018552160300756" calcext:value-type="float">
            <text:p>0.018552160300756</text:p>
          </table:table-cell>
          <table:table-cell office:value-type="float" office:value="0.0225816369514468" calcext:value-type="float">
            <text:p>0.022581636951447</text:p>
          </table:table-cell>
          <table:table-cell office:value-type="float" office:value="0.0202166802297871" calcext:value-type="float">
            <text:p>0.020216680229787</text:p>
          </table:table-cell>
          <table:table-cell office:value-type="float" office:value="0.0200792067799069" calcext:value-type="float">
            <text:p>0.020079206779907</text:p>
          </table:table-cell>
          <table:table-cell office:value-type="float" office:value="0.0130042440151462" calcext:value-type="float">
            <text:p>0.013004244015146</text:p>
          </table:table-cell>
          <table:table-cell office:value-type="float" office:value="0.0144190776753427" calcext:value-type="float">
            <text:p>0.014419077675343</text:p>
          </table:table-cell>
          <table:table-cell office:value-type="float" office:value="0.0199632246847337" calcext:value-type="float">
            <text:p>0.019963224684734</text:p>
          </table:table-cell>
          <table:table-cell office:value-type="float" office:value="0.0124555732480345" calcext:value-type="float">
            <text:p>0.012455573248035</text:p>
          </table:table-cell>
          <table:table-cell office:value-type="float" office:value="0.0138126390248458" calcext:value-type="float">
            <text:p>0.013812639024846</text:p>
          </table:table-cell>
          <table:table-cell office:value-type="float" office:value="0.0198685565688928" calcext:value-type="float">
            <text:p>0.019868556568893</text:p>
          </table:table-cell>
          <table:table-cell office:value-type="float" office:value="0.0134914821073351" calcext:value-type="float">
            <text:p>0.013491482107335</text:p>
          </table:table-cell>
          <table:table-cell office:value-type="float" office:value="0.015028989741446" calcext:value-type="float">
            <text:p>0.015028989741446</text:p>
          </table:table-cell>
          <table:table-cell office:value-type="float" office:value="0.0263259143846807" calcext:value-type="float">
            <text:p>0.026325914384681</text:p>
          </table:table-cell>
          <table:table-cell office:value-type="float" office:value="0.016000293071761" calcext:value-type="float">
            <text:p>0.016000293071761</text:p>
          </table:table-cell>
          <table:table-cell office:value-type="float" office:value="0.0124795029200027" calcext:value-type="float">
            <text:p>0.012479502920003</text:p>
          </table:table-cell>
        </table:table-row>
        <table:table-row table:style-name="ro1">
          <table:table-cell office:value-type="string" calcext:value-type="string">
            <text:p>NM4</text:p>
          </table:table-cell>
          <table:table-cell office:value-type="float" office:value="0.000985632897222371" calcext:value-type="float">
            <text:p>0.000985632897222</text:p>
          </table:table-cell>
          <table:table-cell office:value-type="float" office:value="0.000988833795628504" calcext:value-type="float">
            <text:p>0.000988833795629</text:p>
          </table:table-cell>
          <table:table-cell table:style-name="ce1" office:value-type="float" office:value="0.000010093214407757" calcext:value-type="float">
            <text:p>1.01E-05</text:p>
          </table:table-cell>
          <table:table-cell office:value-type="float" office:value="0.000593134070988778" calcext:value-type="float">
            <text:p>0.000593134070989</text:p>
          </table:table-cell>
          <table:table-cell office:value-type="float" office:value="0.0010131855944761" calcext:value-type="float">
            <text:p>0.001013185594476</text:p>
          </table:table-cell>
          <table:table-cell table:style-name="ce1" office:value-type="float" office:value="0.00000820026563945653" calcext:value-type="float">
            <text:p>8.20E-06</text:p>
          </table:table-cell>
          <table:table-cell office:value-type="float" office:value="0.000521371291509897" calcext:value-type="float">
            <text:p>0.00052137129151</text:p>
          </table:table-cell>
          <table:table-cell office:value-type="float" office:value="0.000106162489601331" calcext:value-type="float">
            <text:p>0.000106162489601</text:p>
          </table:table-cell>
          <table:table-cell table:style-name="ce1" office:value-type="float" office:value="0.0000000118359454163765" calcext:value-type="float">
            <text:p>1.18E-08</text:p>
          </table:table-cell>
          <table:table-cell office:value-type="float" office:value="0.000462274888303967" calcext:value-type="float">
            <text:p>0.000462274888304</text:p>
          </table:table-cell>
          <table:table-cell office:value-type="float" office:value="0.000114314788602974" calcext:value-type="float">
            <text:p>0.000114314788603</text:p>
          </table:table-cell>
          <table:table-cell table:style-name="ce1" office:value-type="float" office:value="0.0000000289563182528839" calcext:value-type="float">
            <text:p>2.90E-08</text:p>
          </table:table-cell>
          <table:table-cell office:value-type="float" office:value="0.000290568416559011" calcext:value-type="float">
            <text:p>0.000290568416559</text:p>
          </table:table-cell>
          <table:table-cell table:style-name="ce1" office:value-type="float" office:value="0.0000229822506337873" calcext:value-type="float">
            <text:p>2.30E-05</text:p>
          </table:table-cell>
          <table:table-cell table:style-name="ce1" office:value-type="float" office:value="0.0000549133356584391" calcext:value-type="float">
            <text:p>5.49E-05</text:p>
          </table:table-cell>
          <table:table-cell office:value-type="float" office:value="0.000534713254742526" calcext:value-type="float">
            <text:p>0.000534713254743</text:p>
          </table:table-cell>
          <table:table-cell office:value-type="float" office:value="0.000329273640353572" calcext:value-type="float">
            <text:p>0.000329273640354</text:p>
          </table:table-cell>
          <table:table-cell table:style-name="ce1" office:value-type="float" office:value="0.0000289422562541759" calcext:value-type="float">
            <text:p>2.89E-0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Fed min</text:p>
          </table:table-cell>
          <table:table-cell office:value-type="string" calcext:value-type="string">
            <text:p>Fed max</text:p>
          </table:table-cell>
          <table:table-cell office:value-type="string" calcext:value-type="string">
            <text:p>E min</text:p>
          </table:table-cell>
          <table:table-cell office:value-type="string" calcext:value-type="string">
            <text:p>E max</text:p>
          </table:table-cell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M1</text:p>
          </table:table-cell>
          <table:table-cell table:formula="of:=MIN([.B3];[.E3];[.H3];[.K3];[.N3];[.Q3])" office:value-type="float" office:value="0.302992350703854" calcext:value-type="float">
            <text:p>0.302992350703854</text:p>
          </table:table-cell>
          <table:table-cell table:formula="of:=MAX([.B3];[.E3];[.H3];[.K3];[.N3];[.Q3])" office:value-type="float" office:value="0.444111448062869" calcext:value-type="float">
            <text:p>0.444111448062869</text:p>
          </table:table-cell>
          <table:table-cell table:formula="of:=MIN([.C3];[.F3];[.I3];[.L3];[.O3];[.R3])" office:value-type="float" office:value="0.280187462454767" calcext:value-type="float">
            <text:p>0.280187462454767</text:p>
          </table:table-cell>
          <table:table-cell table:formula="of:=MAX([.C3];[.F3];[.I3];[.L3];[.O3];[.R3])" office:value-type="float" office:value="0.80781106203187" calcext:value-type="float">
            <text:p>0.80781106203187</text:p>
          </table:table-cell>
          <table:table-cell table:formula="of:=MIN([.D3];[.G3];[.J3];[.M3];[.P3];[.S3])" office:value-type="float" office:value="0.230957580478689" calcext:value-type="float">
            <text:p>0.230957580478689</text:p>
          </table:table-cell>
          <table:table-cell table:style-name="ce2" table:formula="of:=MAX([.D3];[.G3];[.J3];[.M3];[.P3];[.S3])" office:value-type="float" office:value="0.476543588698233" calcext:value-type="float">
            <text:p>0.4765435886982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M2</text:p>
          </table:table-cell>
          <table:table-cell table:formula="of:=MIN([.B4];[.E4];[.H4];[.K4];[.N4];[.Q4])" office:value-type="float" office:value="0.0157324971129588" calcext:value-type="float">
            <text:p>0.015732497112959</text:p>
          </table:table-cell>
          <table:table-cell table:formula="of:=MAX([.B4];[.E4];[.H4];[.K4];[.N4];[.Q4])" office:value-type="float" office:value="0.0919313207617753" calcext:value-type="float">
            <text:p>0.091931320761775</text:p>
          </table:table-cell>
          <table:table-cell table:formula="of:=MIN([.C4];[.F4];[.I4];[.L4];[.O4];[.R4])" office:value-type="float" office:value="0.0286827211247034" calcext:value-type="float">
            <text:p>0.028682721124704</text:p>
          </table:table-cell>
          <table:table-cell table:formula="of:=MAX([.C4];[.F4];[.I4];[.L4];[.O4];[.R4])" office:value-type="float" office:value="0.596924407877515" calcext:value-type="float">
            <text:p>0.596924407877515</text:p>
          </table:table-cell>
          <table:table-cell table:formula="of:=MIN([.D4];[.G4];[.J4];[.M4];[.P4];[.S4])" office:value-type="float" office:value="0.0000347368588815341" calcext:value-type="float">
            <text:p>3.47368588815341E-05</text:p>
          </table:table-cell>
          <table:table-cell table:formula="of:=MAX([.D4];[.G4];[.J4];[.M4];[.P4];[.S4])" office:value-type="float" office:value="0.160396499526276" calcext:value-type="float">
            <text:p>0.1603964995262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M7</text:p>
          </table:table-cell>
          <table:table-cell table:formula="of:=MIN([.B5];[.E5];[.H5];[.K5];[.N5];[.Q5])" office:value-type="float" office:value="0.018552160300756" calcext:value-type="float">
            <text:p>0.018552160300756</text:p>
          </table:table-cell>
          <table:table-cell table:formula="of:=MAX([.B5];[.E5];[.H5];[.K5];[.N5];[.Q5])" office:value-type="float" office:value="0.0263259143846807" calcext:value-type="float">
            <text:p>0.026325914384681</text:p>
          </table:table-cell>
          <table:table-cell table:formula="of:=MIN([.C5];[.F5];[.I5];[.L5];[.O5];[.R5])" office:value-type="float" office:value="0.0124555732480345" calcext:value-type="float">
            <text:p>0.012455573248035</text:p>
          </table:table-cell>
          <table:table-cell table:formula="of:=MAX([.C5];[.F5];[.I5];[.L5];[.O5];[.R5])" office:value-type="float" office:value="0.0225816369514468" calcext:value-type="float">
            <text:p>0.022581636951447</text:p>
          </table:table-cell>
          <table:table-cell table:formula="of:=MIN([.D5];[.G5];[.J5];[.M5];[.P5];[.S5])" office:value-type="float" office:value="0.0124795029200027" calcext:value-type="float">
            <text:p>0.012479502920003</text:p>
          </table:table-cell>
          <table:table-cell table:formula="of:=MAX([.D5];[.G5];[.J5];[.M5];[.P5];[.S5])" office:value-type="float" office:value="0.0202166802297871" calcext:value-type="float">
            <text:p>0.020216680229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M4</text:p>
          </table:table-cell>
          <table:table-cell table:formula="of:=MIN([.B6];[.E6];[.H6];[.K6];[.N6];[.Q6])" office:value-type="float" office:value="0.000290568416559011" calcext:value-type="float">
            <text:p>0.000290568416559</text:p>
          </table:table-cell>
          <table:table-cell table:formula="of:=MAX([.B6];[.E6];[.H6];[.K6];[.N6];[.Q6])" office:value-type="float" office:value="0.000985632897222371" calcext:value-type="float">
            <text:p>0.000985632897222</text:p>
          </table:table-cell>
          <table:table-cell table:formula="of:=MIN([.C6];[.F6];[.I6];[.L6];[.O6];[.R6])" office:value-type="float" office:value="0.0000229822506337873" calcext:value-type="float">
            <text:p>2.29822506337873E-05</text:p>
          </table:table-cell>
          <table:table-cell table:formula="of:=MAX([.C6];[.F6];[.I6];[.L6];[.O6];[.R6])" office:value-type="float" office:value="0.0010131855944761" calcext:value-type="float">
            <text:p>0.001013185594476</text:p>
          </table:table-cell>
          <table:table-cell table:formula="of:=MIN([.D6];[.G6];[.J6];[.M6];[.P6];[.S6])" office:value-type="float" office:value="0.0000000118359454163765" calcext:value-type="float">
            <text:p>1.18359454163765E-08</text:p>
          </table:table-cell>
          <table:table-cell table:formula="of:=MAX([.D6];[.G6];[.J6];[.M6];[.P6];[.S6])" office:value-type="float" office:value="0.0000549133356584391" calcext:value-type="float">
            <text:p>5.49133356584391E-0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ee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38:19.210627147</meta:creation-date>
    <dc:date>2020-05-20T10:57:09.376479178</dc:date>
    <meta:editing-duration>PT45M18S</meta:editing-duration>
    <meta:editing-cycles>4</meta:editing-cycles>
    <meta:generator>LibreOffice/6.0.7.3$Linux_X86_64 LibreOffice_project/00m0$Build-3</meta:generator>
    <meta:document-statistic meta:table-count="1" meta:cell-count="135" meta:object-count="0"/>
  </office:meta>
</office:document-meta>
</file>